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2010" officeooo:paragraph-rsid="00002010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 style:list-style-name="L7">
      <style:paragraph-properties fo:line-height="100%"/>
      <style:text-properties officeooo:paragraph-rsid="0007e73b"/>
    </style:style>
    <style:style style:name="P4" style:family="paragraph" style:parent-style-name="Text_20_body" style:list-style-name="L7">
      <style:paragraph-properties fo:line-height="100%"/>
      <style:text-properties officeooo:paragraph-rsid="000dd41f"/>
    </style:style>
    <style:style style:name="P5" style:family="paragraph" style:parent-style-name="Text_20_body">
      <style:paragraph-properties fo:line-height="100%"/>
      <style:text-properties officeooo:paragraph-rsid="000dd41f"/>
    </style:style>
    <style:style style:name="P6" style:family="paragraph" style:parent-style-name="Text_20_body" style:list-style-name="L8">
      <style:paragraph-properties fo:line-height="100%"/>
      <style:text-properties officeooo:paragraph-rsid="000dd41f"/>
    </style:style>
    <style:style style:name="P7" style:family="paragraph" style:parent-style-name="Text_20_body">
      <style:paragraph-properties fo:line-height="100%"/>
      <style:text-properties officeooo:rsid="0002110e" officeooo:paragraph-rsid="0002110e"/>
    </style:style>
    <style:style style:name="P8" style:family="paragraph" style:parent-style-name="Text_20_body">
      <style:text-properties officeooo:rsid="000407da" officeooo:paragraph-rsid="000407da"/>
    </style:style>
    <style:style style:name="P9" style:family="paragraph" style:parent-style-name="Text_20_body" style:list-style-name="L4">
      <style:paragraph-properties fo:line-height="100%"/>
      <style:text-properties officeooo:rsid="0005a760" officeooo:paragraph-rsid="0005a760"/>
    </style:style>
    <style:style style:name="P10" style:family="paragraph" style:parent-style-name="Text_20_body" style:list-style-name="L5">
      <style:paragraph-properties fo:line-height="100%"/>
      <style:text-properties officeooo:rsid="0005a760" officeooo:paragraph-rsid="0005a760"/>
    </style:style>
    <style:style style:name="P11" style:family="paragraph" style:parent-style-name="Text_20_body">
      <style:text-properties officeooo:rsid="00070d45" officeooo:paragraph-rsid="00070d45"/>
    </style:style>
    <style:style style:name="P12" style:family="paragraph" style:parent-style-name="Text_20_body" style:list-style-name="L7">
      <style:paragraph-properties fo:line-height="100%"/>
      <style:text-properties officeooo:rsid="0007e73b" officeooo:paragraph-rsid="0007e73b"/>
    </style:style>
    <style:style style:name="P13" style:family="paragraph" style:parent-style-name="Text_20_body" style:list-style-name="L7">
      <style:paragraph-properties fo:line-height="100%"/>
      <style:text-properties officeooo:rsid="000b883f" officeooo:paragraph-rsid="000b883f"/>
    </style:style>
    <style:style style:name="P14" style:family="paragraph" style:parent-style-name="Text_20_body" style:list-style-name="L7">
      <style:paragraph-properties fo:line-height="100%"/>
      <style:text-properties officeooo:rsid="000c90ae" officeooo:paragraph-rsid="000c90ae"/>
    </style:style>
    <style:style style:name="P15" style:family="paragraph" style:parent-style-name="Text_20_body">
      <style:paragraph-properties fo:line-height="100%"/>
      <style:text-properties officeooo:rsid="000dd41f" officeooo:paragraph-rsid="000dd41f"/>
    </style:style>
    <style:style style:name="P16" style:family="paragraph" style:parent-style-name="Text_20_body" style:list-style-name="L9">
      <style:text-properties officeooo:rsid="000fe008" officeooo:paragraph-rsid="000fe008"/>
    </style:style>
    <style:style style:name="P17" style:family="paragraph" style:parent-style-name="Text_20_body" style:list-style-name="L3">
      <style:paragraph-properties fo:margin-top="0cm" fo:margin-bottom="0.146cm" loext:contextual-spacing="false" fo:line-height="100%"/>
      <style:text-properties officeooo:rsid="00002010" officeooo:paragraph-rsid="00002010"/>
    </style:style>
    <style:style style:name="P18" style:family="paragraph" style:parent-style-name="Text_20_body" style:list-style-name="L3">
      <style:paragraph-properties fo:margin-top="0cm" fo:margin-bottom="0.146cm" loext:contextual-spacing="false" fo:line-height="100%"/>
      <style:text-properties officeooo:rsid="000179db" officeooo:paragraph-rsid="000179db"/>
    </style:style>
    <style:style style:name="P19" style:family="paragraph" style:parent-style-name="Text_20_body">
      <style:paragraph-properties fo:margin-top="0cm" fo:margin-bottom="0.146cm" loext:contextual-spacing="false" fo:line-height="100%"/>
      <style:text-properties officeooo:rsid="000179db" officeooo:paragraph-rsid="000179db"/>
    </style:style>
    <style:style style:name="P20" style:family="paragraph" style:parent-style-name="Heading_20_1">
      <style:text-properties officeooo:rsid="00070d45" officeooo:paragraph-rsid="00070d45"/>
    </style:style>
    <style:style style:name="P21" style:family="paragraph" style:parent-style-name="Heading_20_1">
      <style:text-properties officeooo:rsid="000b883f" officeooo:paragraph-rsid="000b883f"/>
    </style:style>
    <style:style style:name="T1" style:family="text">
      <style:text-properties officeooo:rsid="0002110e"/>
    </style:style>
    <style:style style:name="T2" style:family="text">
      <style:text-properties fo:language="fr" fo:country="FR" officeooo:rsid="0002110e"/>
    </style:style>
    <style:style style:name="T3" style:family="text">
      <style:text-properties officeooo:rsid="000407da"/>
    </style:style>
    <style:style style:name="T4" style:family="text">
      <style:text-properties officeooo:rsid="0007e73b"/>
    </style:style>
    <style:style style:name="T5" style:family="text">
      <style:text-properties officeooo:rsid="0008939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c90ae"/>
    </style:style>
    <style:style style:name="T8" style:family="text">
      <style:text-properties officeooo:rsid="000dd41f"/>
    </style:style>
    <style:style style:name="T9" style:family="text">
      <style:text-properties style:use-window-font-color="true" style:font-name="Liberation Serif" fo:font-size="12pt" fo:font-style="normal" officeooo:rsid="000dd41f" style:font-size-asian="12pt" style:font-style-asian="normal" style:font-size-complex="12pt" style:font-style-complex="normal"/>
    </style:style>
    <style:style style:name="T10" style:family="text">
      <style:text-properties style:use-window-font-color="true" style:font-name="Liberation Serif" fo:font-size="12pt" fo:font-style="normal" fo:font-weight="normal" officeooo:rsid="000dd41f" style:font-size-asian="12pt" style:font-style-asian="normal" style:font-weight-asian="normal" style:font-size-complex="12pt" style:font-style-complex="normal"/>
    </style:style>
    <style:style style:name="T11" style:family="text">
      <style:text-properties style:use-window-font-color="true" style:font-name="Liberation Serif" fo:font-size="12pt" fo:font-style="normal" fo:font-weight="normal" officeooo:rsid="000ef405" style:font-size-asian="12pt" style:font-style-asian="normal" style:font-weight-asian="normal" style:font-size-complex="12pt" style:font-style-complex="normal"/>
    </style:style>
    <style:style style:name="T12" style:family="text">
      <style:text-properties style:text-underline-style="solid" style:text-underline-type="double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style:font-name="Liberation Serif" fo:font-size="12pt" fo:font-style="normal" officeooo:rsid="000dd41f" style:font-size-asian="12pt" style:font-style-asian="normal" style:font-size-complex="12pt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cm" fo:text-indent="-1.36cm" fo:margin-left="2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e développement</text:p>
      <text:p text:style-name="P2"/>
      <text:h text:style-name="P20" text:outline-level="1">Auteurs:</text:h>
      <text:p text:style-name="P11">Vincent BUISSET <text:tab/>(TDA – alpha - alternant)</text:p>
      <text:p text:style-name="P11">Julien FAIDIDE <text:tab/>(TDA – alpha - alternant)</text:p>
      <text:h text:style-name="Heading_20_1" text:outline-level="1">Dépendances du projet:</text:h>
      <text:p text:style-name="P7">- JavaFX</text:p>
      <text:h text:style-name="Heading_20_1" text:outline-level="1">Architecture du projet (dossier src/)</text:h>
      <text:list xml:id="list1817380041" text:style-name="L3">
        <text:list-item>
          <text:p text:style-name="P17">base<text:tab/><text:tab/><text:tab/><text:tab/>Contient quelques classes basiques du projet.</text:p>
        </text:list-item>
        <text:list-item>
          <text:p text:style-name="P17">graphics/<text:tab/><text:tab/><text:tab/><text:span text:style-name="T1">Contient les objets JavaFX.</text:span></text:p>
          <text:list>
            <text:list-item>
              <text:p text:style-name="P18">pages/<text:tab/><text:tab/><text:tab/><text:tab/><text:span text:style-name="T1">Contient les pages .fxml et les controllers pour chaque page.</text:span></text:p>
              <text:list>
                <text:list-item>
                  <text:p text:style-name="P18">capacityBuilder/<text:tab/><text:tab/><text:span text:style-name="T1">Page de choix des capacitées.</text:span></text:p>
                </text:list-item>
                <text:list-item>
                  <text:p text:style-name="P18">fightPage/<text:tab/><text:tab/><text:tab/><text:span text:style-name="T1">Page du combat.</text:span></text:p>
                </text:list-item>
                <text:list-item>
                  <text:p text:style-name="P18">ligue/<text:tab/><text:tab/><text:tab/><text:tab/><text:span text:style-name="T1">Page de lancement de combats de ligue.</text:span></text:p>
                </text:list-item>
                <text:list-item>
                  <text:p text:style-name="P18">loadSave/<text:tab/><text:tab/><text:tab/><text:span text:style-name="T1">Page de chargement d’une sauvegarde.</text:span></text:p>
                </text:list-item>
                <text:list-item>
                  <text:p text:style-name="P18">mainPage/<text:tab/><text:tab/><text:tab/><text:span text:style-name="T1">Page d’accueil.</text:span></text:p>
                </text:list-item>
                <text:list-item>
                  <text:p text:style-name="P18">page2/<text:tab/><text:tab/><text:tab/><text:tab/><text:span text:style-name="T1">Page du menu principal.</text:span></text:p>
                </text:list-item>
                <text:list-item>
                  <text:p text:style-name="P18">TeamBuilder/<text:tab/><text:tab/><text:tab/><text:span text:style-name="T1">Page de choix des pokemons.</text:span></text:p>
                </text:list-item>
              </text:list>
            </text:list-item>
            <text:list-item>
              <text:p text:style-name="P18">utilities/<text:tab/><text:tab/><text:tab/><text:span text:style-name="T1">Contient d’autres objets en rapport avec JavaFX.</text:span></text:p>
              <text:list>
                <text:list-item>
                  <text:p text:style-name="P18">dialogArea/<text:tab/><text:tab/><text:tab/><text:span text:style-name="T1">Page qui représente l’emplacement de la popu de dialogue.</text:span></text:p>
                </text:list-item>
              </text:list>
            </text:list-item>
          </text:list>
        </text:list-item>
        <text:list-item>
          <text:p text:style-name="P18">managers/<text:tab/><text:tab/><text:tab/><text:span text:style-name="T1">Contient tous les managers du jeu.</text:span></text:p>
          <text:list>
            <text:list-item>
              <text:p text:style-name="P18">BattleEvent/<text:tab/><text:tab/><text:tab/><text:span text:style-name="T1">Gère les évènements du combat.</text:span></text:p>
            </text:list-item>
            <text:list-item>
              <text:p text:style-name="P18">DamageManager<text:tab/><text:tab/><text:span text:style-name="T1">Calcul et applique les effets des capacités sur les pokemons.</text:span></text:p>
            </text:list-item>
            <text:list-item>
              <text:p text:style-name="P18">GameManager/<text:tab/><text:tab/><text:span text:style-name="T2">Controle</text:span><text:span text:style-name="T1"> la globalité du programme. Les actions principales.</text:span></text:p>
            </text:list-item>
            <text:list-item>
              <text:p text:style-name="P18">PageManager/<text:tab/><text:tab/><text:tab/><text:span text:style-name="T3">Permet de changer de page dans la même fenêtre.</text:span></text:p>
            </text:list-item>
            <text:list-item>
              <text:p text:style-name="P18">SoundManager<text:tab/><text:tab/><text:span text:style-name="T3">Joue du son.</text:span></text:p>
            </text:list-item>
          </text:list>
        </text:list-item>
        <text:list-item>
          <text:p text:style-name="P18">Pokemons/<text:tab/><text:tab/><text:tab/><text:span text:style-name="T3">Contient la plus grosse partie des objets du modèle du jeu (les <text:tab/><text:tab/><text:tab/><text:tab/><text:tab/>pokémons, les capacités, la ligue, les stats, les types etc.)</text:span></text:p>
        </text:list-item>
        <text:list-item>
          <text:p text:style-name="P18">resources/<text:tab/><text:tab/><text:tab/><text:span text:style-name="T3">Contient les resources externes (css, <text:s/>polices d’écritures, sons <text:tab/><text:tab/><text:tab/><text:tab/><text:tab/>images, <text:s/>documents .csv).</text:span></text:p>
        </text:list-item>
        <text:list-item>
          <text:p text:style-name="P18">saves/<text:tab/><text:tab/><text:tab/><text:tab/><text:span text:style-name="T3">Répertoire où sont placés les sauvegardes.</text:span></text:p>
        </text:list-item>
        <text:list-item>
          <text:p text:style-name="P18"><text:soft-page-break/>test/<text:tab/><text:tab/><text:tab/><text:tab/><text:span text:style-name="T3">Programme Main de test (notamment utile pour tester la créations <text:tab/><text:tab/><text:tab/><text:tab/><text:tab/>des objets à partir des fichiers .csv).</text:span></text:p>
        </text:list-item>
        <text:list-item>
          <text:p text:style-name="P18">utils/<text:tab/><text:tab/><text:tab/><text:tab/><text:span text:style-name="T3">Contient des exceptions et des méthodes utilitaires personnalisées.</text:span></text:p>
        </text:list-item>
      </text:list>
      <text:p text:style-name="P19"/>
      <text:p text:style-name="P1"/>
      <text:h text:style-name="Heading_20_1" text:outline-level="1">Répartition des tâches</text:h>
      <text:p text:style-name="P8">Vincent BUISSET:</text:p>
      <text:list xml:id="list4109584565" text:style-name="L4">
        <text:list-item>
          <text:p text:style-name="P9">Classes du modèle (PokemonDescriptor, PokemonCreature, BaseStat, Capacity etc.)</text:p>
        </text:list-item>
        <text:list-item>
          <text:p text:style-name="P9">Classes usines (Stats, Capacities, Pokedex, Types, DamageManager)</text:p>
        </text:list-item>
        <text:list-item>
          <text:p text:style-name="P9">Managers (DamageManager, SoundManager)</text:p>
        </text:list-item>
        <text:list-item>
          <text:p text:style-name="P9">Pages (TeamBuilder, capacityBuilder, ligue)</text:p>
        </text:list-item>
        <text:list-item>
          <text:p text:style-name="P9">Utils</text:p>
        </text:list-item>
        <text:list-item>
          <text:p text:style-name="P9">Rédaction des documents</text:p>
        </text:list-item>
      </text:list>
      <text:p text:style-name="P8">Julien FAIDIDE:</text:p>
      <text:list xml:id="list456429397" text:style-name="L5">
        <text:list-item>
          <text:p text:style-name="P10">Managers (BattleEvent, GameManager, PageManager)</text:p>
        </text:list-item>
        <text:list-item>
          <text:p text:style-name="P10">Pages (fightPage, loadSave, mainPage, page2, utilities)</text:p>
        </text:list-item>
        <text:list-item>
          <text:p text:style-name="P10">Base (Player, PlayerBot)</text:p>
        </text:list-item>
        <text:list-item>
          <text:p text:style-name="P10">Utils</text:p>
        </text:list-item>
      </text:list>
      <text:h text:style-name="Heading_20_1" text:outline-level="1">Difficultés rencontrées</text:h>
      <text:list xml:id="list1494504144" text:style-name="L9">
        <text:list-item>
          <text:p text:style-name="P16">Mise en place de l’environnement de travail avec JavaFX: Nous avons passé beaucoup de temps pour réussir à installer JavaFX, à bien configurer les arguments de VM et le .gitignore. Beaucoup de tests et de recherches pour mieux comprendre l’environnement ont été nécessaires.</text:p>
        </text:list-item>
        <text:list-item>
          <text:p text:style-name="P16">Changer de pages: </text:p>
        </text:list-item>
        <text:list-item>
          <text:p text:style-name="P16">Echange de données entre différentes fenêtres (CapacityBuilder et TeamBuilder): J’ai créé une interface et l’utiliser dans le GameManager, elle permet à la fenêtre fille de récupéré le stage de l’application pour pouvoir utiliser un setter avec le choix de l’utilisateur. </text:p>
        </text:list-item>
      </text:list>
      <text:h text:style-name="P21" text:outline-level="1">Implementations / Evolution.</text:h>
      <text:list xml:id="list673861321" text:style-name="L7">
        <text:list-item>
          <text:p text:style-name="P12">Avant-propos.</text:p>
        </text:list-item>
        <text:list-item>
          <text:p text:style-name="P12">Les types, le pokédex, les capacités et les pokémons ont été implémentés.</text:p>
        </text:list-item>
        <text:list-item>
          <text:p text:style-name="P3"><text:span text:style-name="T4">Le système de sauvegarde a été implémenté, mais est le produit de quelques bugs due à l’évolution du programme.</text:span></text:p>
        </text:list-item>
        <text:list-item>
          <text:p text:style-name="P12">Un mode de combat classique a été implémenté <text:span text:style-name="T5">(seul contre IA)</text:span>.</text:p>
        </text:list-item>
        <text:list-item>
          <text:p text:style-name="P12"><text:soft-page-break/>Une ligue classique a été implémenté.</text:p>
        </text:list-item>
        <text:list-item>
          <text:p text:style-name="P13">La gestion des types dans le calcul des dégats a été implémenté.<text:line-break/><text:line-break/>Les éléments suivant <text:span text:style-name="T6">n’ont pas été implémentés.</text:span></text:p>
        </text:list-item>
        <text:list-item>
          <text:p text:style-name="P13">Le mode Multijoueur.</text:p>
        </text:list-item>
        <text:list-item>
          <text:p text:style-name="P13">Les objets.</text:p>
        </text:list-item>
        <text:list-item>
          <text:p text:style-name="P13">Les états.</text:p>
        </text:list-item>
        <text:list-item>
          <text:p text:style-name="P14">L’acquisition de capacités.</text:p>
        </text:list-item>
        <text:list-item>
          <text:p text:style-name="P14">Les objets de boots.</text:p>
        </text:list-item>
        <text:list-item>
          <text:p text:style-name="P4"><text:span text:style-name="T7">Mode Duo et trio.</text:span></text:p>
        </text:list-item>
      </text:list>
      <text:p text:style-name="P5"/>
      <text:p text:style-name="P15">Autres propositions d’évolutions:</text:p>
      <text:list xml:id="list2368827487" text:style-name="L8">
        <text:list-item>
          <text:p text:style-name="P6"><text:span text:style-name="T8">Un mode debug qui rajouterait des pokemons et capacités surpuissants dans la liste.<text:line-break/>Cela permettrait de tester le jeu rapidement.</text:span></text:p>
        </text:list-item>
        <text:list-item>
          <text:p text:style-name="P6"><text:span text:style-name="T14">Prise en comptes de</text:span><text:span text:style-name="T9">s effets spéciaux de capacités (exemple: la capacité autodestruction tue son lanceur, torgnole se lance plusieurs fois, guillautine met forcément le pokemon ennemi K.O.</text:span><text:span text:style-name="T10"> <text:s/></text:span><text:a xlink:type="simple" xlink:href="https://www.pokepedia.fr/Calcul_des_dégâts" text:style-name="Internet_20_link" text:visited-style-name="Visited_20_Internet_20_Link">https://www.pokepedia.fr/Calcul_des_d%C3%A9g%C3%A2ts</text:a><text:span text:style-name="T10"> </text:span><text:span text:style-name="T11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0" svg:font-family="0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  <style:text-properties officeooo:rsid="000dd41f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1-04T12:34:47.612000000</dc:date>
    <meta:editing-duration>PT31M46S</meta:editing-duration>
    <meta:editing-cycles>16</meta:editing-cycles>
    <meta:document-statistic meta:table-count="0" meta:image-count="0" meta:object-count="0" meta:page-count="3" meta:paragraph-count="63" meta:word-count="547" meta:character-count="3624" meta:non-whitespace-character-count="3116"/>
  </office:meta>
</office:document-meta>
</file>